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21">
      <style:table-cell-properties fo:border="none"/>
    </style:style>
    <style:style style:name="ce8" style:family="table-cell" style:parent-style-name="Default" style:data-style-name="N121"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121">
      <style:table-cell-properties fo:border="non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0598in" draw:marker-start-width="0.2598in" draw:marker-end-width="0.2598in" draw:fill="none" draw:textarea-horizontal-align="center" draw:textarea-vertical-align="middle" fo:padding-top="0.0299in" fo:padding-bottom="0.0299in" fo:padding-left="0.0299in" fo:padding-right="0.0299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8276in" svg:height="3.2335in" svg:x="5.8717in" svg:y="1.1795in">
            <draw:object draw:notify-on-update-of-ranges="Sheet1.B2:Sheet1.B60 Sheet1.C2:Sheet1.C60 Sheet1.B2:Sheet1.B60 Sheet1.D2:Sheet1.D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3.4256in" svg:height="3.2335in" svg:x="14.3323in" svg:y="0.3346in">
            <draw:object draw:notify-on-update-of-ranges="Sheet1.B2:Sheet1.B60 Sheet1.C2:Sheet1.C60 Sheet1.B2:Sheet1.B60 Sheet1.D2:Sheet1.D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3.4244in" svg:height="3.2524in" svg:x="14.3472in" svg:y="3.7437in">
            <draw:object draw:notify-on-update-of-ranges="Sheet1.N2:Sheet1.N31 Sheet1.O2:Sheet1.O31 Sheet1.N2:Sheet1.N31 Sheet1.P2:Sheet1.P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4" table:number-columns-repeated="12" table:default-cell-style-name="Default"/>
        <table:table-row table:style-name="ro1">
          <table:table-cell table:number-columns-repeated="3"/>
          <table:table-cell table:style-name="ce8"/>
          <table:table-cell table:number-columns-repeated="2"/>
          <table:table-cell office:value-type="string" calcext:value-type="string">
            <text:p>Omega = </text:p>
          </table:table-cell>
          <table:table-cell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/>
          <table:table-cell table:style-name="ce1" table:formula="of:=ROW()-1" office:value-type="float" office:value="1" calcext:value-type="float">
            <text:p>1</text:p>
          </table:table-cell>
          <table:table-cell table:style-name="ce5" table:formula="of:=1+0.9 * SIN ([.$H$1]*[.B2])" office:value-type="float" office:value="1.13449431922624" calcext:value-type="float">
            <text:p>1.13449</text:p>
          </table:table-cell>
          <table:table-cell table:style-name="ce9" table:formula="of:=2+ 0.9 * SIN ([.$H$1]*([.B2] + [.$H$2]))" office:value-type="float" office:value="2.89717852560853" calcext:value-type="float">
            <text:p>2.89718</text:p>
          </table:table-cell>
          <table:table-cell table:number-columns-repeated="2"/>
          <table:table-cell office:value-type="string" calcext:value-type="string">
            <text:p>Offset = 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1" table:formula="of:=2*(ROW()-1)-1" office:value-type="float" office:value="1" calcext:value-type="float">
            <text:p>1</text:p>
          </table:table-cell>
          <table:table-cell table:style-name="ce5" table:formula="of:=1+0.9 * SIN ([.$H$1]*[.N2])" office:value-type="float" office:value="1.13449431922624" calcext:value-type="float">
            <text:p>1.13449</text:p>
          </table:table-cell>
          <table:table-cell table:style-name="ce9" table:formula="of:=2+ 0.9 * SIN ([.$H$1]*([.N2] + [.$H$2]))" office:value-type="float" office:value="2.89717852560853" calcext:value-type="float">
            <text:p>2.89718</text:p>
          </table:table-cell>
        </table:table-row>
        <table:table-row table:style-name="ro1">
          <table:table-cell/>
          <table:table-cell table:style-name="ce1" table:formula="of:=ROW()-1" office:value-type="float" office:value="2" calcext:value-type="float">
            <text:p>2</text:p>
          </table:table-cell>
          <table:table-cell table:style-name="ce5" table:formula="of:=1+0.9 * SIN ([.$H$1]*[.B3])" office:value-type="float" office:value="1.26596818599521" calcext:value-type="float">
            <text:p>1.26597</text:p>
          </table:table-cell>
          <table:table-cell table:style-name="ce9" table:formula="of:=2+ 0.9 * SIN ([.$H$1]*([.B3] + [.$H$2]))" office:value-type="float" office:value="2.87646286779038" calcext:value-type="float">
            <text:p>2.87646</text:p>
          </table:table-cell>
          <table:table-cell table:number-columns-repeated="9"/>
          <table:table-cell table:style-name="ce1" table:formula="of:=2*(ROW()-1)-1" office:value-type="float" office:value="3" calcext:value-type="float">
            <text:p>3</text:p>
          </table:table-cell>
          <table:table-cell table:style-name="ce5" table:formula="of:=1+0.9 * SIN ([.$H$1]*[.N3])" office:value-type="float" office:value="1.39146898070011" calcext:value-type="float">
            <text:p>1.39147</text:p>
          </table:table-cell>
          <table:table-cell table:style-name="ce9" table:formula="of:=2+ 0.9 * SIN ([.$H$1]*([.N3] + [.$H$2]))" office:value-type="float" office:value="2.83606374350348" calcext:value-type="float">
            <text:p>2.83606</text:p>
          </table:table-cell>
        </table:table-row>
        <table:table-row table:style-name="ro1">
          <table:table-cell/>
          <table:table-cell table:style-name="ce1" table:formula="of:=ROW()-1" office:value-type="float" office:value="3" calcext:value-type="float">
            <text:p>3</text:p>
          </table:table-cell>
          <table:table-cell table:style-name="ce5" table:formula="of:=1+0.9 * SIN ([.$H$1]*[.B4])" office:value-type="float" office:value="1.39146898070011" calcext:value-type="float">
            <text:p>1.39147</text:p>
          </table:table-cell>
          <table:table-cell table:style-name="ce9" table:formula="of:=2+ 0.9 * SIN ([.$H$1]*([.B4] + [.$H$2]))" office:value-type="float" office:value="2.83606374350348" calcext:value-type="float">
            <text:p>2.83606</text:p>
          </table:table-cell>
          <table:table-cell table:number-columns-repeated="9"/>
          <table:table-cell table:style-name="ce1" table:formula="of:=2*(ROW()-1)-1" office:value-type="float" office:value="5" calcext:value-type="float">
            <text:p>5</text:p>
          </table:table-cell>
          <table:table-cell table:style-name="ce5" table:formula="of:=1+0.9 * SIN ([.$H$1]*[.N4])" office:value-type="float" office:value="1.613474884021" calcext:value-type="float">
            <text:p>1.61347</text:p>
          </table:table-cell>
          <table:table-cell table:style-name="ce9" table:formula="of:=2+ 0.9 * SIN ([.$H$1]*([.N4] + [.$H$2]))" office:value-type="float" office:value="2.70026587719913" calcext:value-type="float">
            <text:p>2.70027</text:p>
          </table:table-cell>
        </table:table-row>
        <table:table-row table:style-name="ro1">
          <table:table-cell/>
          <table:table-cell table:style-name="ce1" table:formula="of:=ROW()-1" office:value-type="float" office:value="4" calcext:value-type="float">
            <text:p>4</text:p>
          </table:table-cell>
          <table:table-cell table:style-name="ce5" table:formula="of:=1+0.9 * SIN ([.$H$1]*[.B5])" office:value-type="float" office:value="1.50817822605553" calcext:value-type="float">
            <text:p>1.50818</text:p>
          </table:table-cell>
          <table:table-cell table:style-name="ce9" table:formula="of:=2+ 0.9 * SIN ([.$H$1]*([.B5] + [.$H$2]))" office:value-type="float" office:value="2.77688842998399" calcext:value-type="float">
            <text:p>2.77689</text:p>
          </table:table-cell>
          <table:table-cell table:number-columns-repeated="9"/>
          <table:table-cell table:style-name="ce1" table:formula="of:=2*(ROW()-1)-1" office:value-type="float" office:value="7" calcext:value-type="float">
            <text:p>7</text:p>
          </table:table-cell>
          <table:table-cell table:style-name="ce5" table:formula="of:=1+0.9 * SIN ([.$H$1]*[.N5])" office:value-type="float" office:value="1.78068090303462" calcext:value-type="float">
            <text:p>1.78068</text:p>
          </table:table-cell>
          <table:table-cell table:style-name="ce9" table:formula="of:=2+ 0.9 * SIN ([.$H$1]*([.N5] + [.$H$2]))" office:value-type="float" office:value="2.50191534565228" calcext:value-type="float">
            <text:p>2.50192</text:p>
          </table:table-cell>
        </table:table-row>
        <table:table-row table:style-name="ro1">
          <table:table-cell/>
          <table:table-cell table:style-name="ce1" table:formula="of:=ROW()-1" office:value-type="float" office:value="5" calcext:value-type="float">
            <text:p>5</text:p>
          </table:table-cell>
          <table:table-cell table:style-name="ce5" table:formula="of:=1+0.9 * SIN ([.$H$1]*[.B6])" office:value-type="float" office:value="1.613474884021" calcext:value-type="float">
            <text:p>1.61347</text:p>
          </table:table-cell>
          <table:table-cell table:style-name="ce9" table:formula="of:=2+ 0.9 * SIN ([.$H$1]*([.B6] + [.$H$2]))" office:value-type="float" office:value="2.70026587719913" calcext:value-type="float">
            <text:p>2.70027</text:p>
          </table:table-cell>
          <table:table-cell table:number-columns-repeated="9"/>
          <table:table-cell table:style-name="ce1" table:formula="of:=2*(ROW()-1)-1" office:value-type="float" office:value="9" calcext:value-type="float">
            <text:p>9</text:p>
          </table:table-cell>
          <table:table-cell table:style-name="ce5" table:formula="of:=1+0.9 * SIN ([.$H$1]*[.N6])" office:value-type="float" office:value="1.87815102204399" calcext:value-type="float">
            <text:p>1.87815</text:p>
          </table:table-cell>
          <table:table-cell table:style-name="ce9" table:formula="of:=2+ 0.9 * SIN ([.$H$1]*([.N6] + [.$H$2]))" office:value-type="float" office:value="2.25873021110829" calcext:value-type="float">
            <text:p>2.25873</text:p>
          </table:table-cell>
        </table:table-row>
        <table:table-row table:style-name="ro1">
          <table:table-cell/>
          <table:table-cell table:style-name="ce1" table:formula="of:=ROW()-1" office:value-type="float" office:value="6" calcext:value-type="float">
            <text:p>6</text:p>
          </table:table-cell>
          <table:table-cell table:style-name="ce5" table:formula="of:=1+0.9 * SIN ([.$H$1]*[.B7])" office:value-type="float" office:value="1.70499421866473" calcext:value-type="float">
            <text:p>1.70499</text:p>
          </table:table-cell>
          <table:table-cell table:style-name="ce9" table:formula="of:=2+ 0.9 * SIN ([.$H$1]*([.B7] + [.$H$2]))" office:value-type="float" office:value="2.60791686249604" calcext:value-type="float">
            <text:p>2.60792</text:p>
          </table:table-cell>
          <table:table-cell table:number-columns-repeated="9"/>
          <table:table-cell table:style-name="ce1" table:formula="of:=2*(ROW()-1)-1" office:value-type="float" office:value="11" calcext:value-type="float">
            <text:p>11</text:p>
          </table:table-cell>
          <table:table-cell table:style-name="ce5" table:formula="of:=1+0.9 * SIN ([.$H$1]*[.N7])" office:value-type="float" office:value="1.89717852560853" calcext:value-type="float">
            <text:p>1.89718</text:p>
          </table:table-cell>
          <table:table-cell table:style-name="ce9" table:formula="of:=2+ 0.9 * SIN ([.$H$1]*([.N7] + [.$H$2]))" office:value-type="float" office:value="1.99243347736957" calcext:value-type="float">
            <text:p>1.99243</text:p>
          </table:table-cell>
        </table:table-row>
        <table:table-row table:style-name="ro1">
          <table:table-cell/>
          <table:table-cell table:style-name="ce1" table:formula="of:=ROW()-1" office:value-type="float" office:value="7" calcext:value-type="float">
            <text:p>7</text:p>
          </table:table-cell>
          <table:table-cell table:style-name="ce5" table:formula="of:=1+0.9 * SIN ([.$H$1]*[.B8])" office:value-type="float" office:value="1.78068090303462" calcext:value-type="float">
            <text:p>1.78068</text:p>
          </table:table-cell>
          <table:table-cell table:style-name="ce9" table:formula="of:=2+ 0.9 * SIN ([.$H$1]*([.B8] + [.$H$2]))" office:value-type="float" office:value="2.50191534565228" calcext:value-type="float">
            <text:p>2.50192</text:p>
          </table:table-cell>
          <table:table-cell table:number-columns-repeated="9"/>
          <table:table-cell table:style-name="ce1" table:formula="of:=2*(ROW()-1)-1" office:value-type="float" office:value="13" calcext:value-type="float">
            <text:p>13</text:p>
          </table:table-cell>
          <table:table-cell table:style-name="ce5" table:formula="of:=1+0.9 * SIN ([.$H$1]*[.N8])" office:value-type="float" office:value="1.83606374350348" calcext:value-type="float">
            <text:p>1.83606</text:p>
          </table:table-cell>
          <table:table-cell table:style-name="ce9" table:formula="of:=2+ 0.9 * SIN ([.$H$1]*([.N8] + [.$H$2]))" office:value-type="float" office:value="1.72681263856241" calcext:value-type="float">
            <text:p>1.72681</text:p>
          </table:table-cell>
        </table:table-row>
        <table:table-row table:style-name="ro1">
          <table:table-cell/>
          <table:table-cell table:style-name="ce1" table:formula="of:=ROW()-1" office:value-type="float" office:value="8" calcext:value-type="float">
            <text:p>8</text:p>
          </table:table-cell>
          <table:table-cell table:style-name="ce5" table:formula="of:=1+0.9 * SIN ([.$H$1]*[.B9])" office:value-type="float" office:value="1.8388351773705" calcext:value-type="float">
            <text:p>1.83884</text:p>
          </table:table-cell>
          <table:table-cell table:style-name="ce9" table:formula="of:=2+ 0.9 * SIN ([.$H$1]*([.B9] + [.$H$2]))" office:value-type="float" office:value="2.38464189221045" calcext:value-type="float">
            <text:p>2.38464</text:p>
          </table:table-cell>
          <table:table-cell table:number-columns-repeated="9"/>
          <table:table-cell table:style-name="ce1" table:formula="of:=2*(ROW()-1)-1" office:value-type="float" office:value="15" calcext:value-type="float">
            <text:p>15</text:p>
          </table:table-cell>
          <table:table-cell table:style-name="ce5" table:formula="of:=1+0.9 * SIN ([.$H$1]*[.N9])" office:value-type="float" office:value="1.70026587719913" calcext:value-type="float">
            <text:p>1.70027</text:p>
          </table:table-cell>
          <table:table-cell table:style-name="ce9" table:formula="of:=2+ 0.9 * SIN ([.$H$1]*([.N9] + [.$H$2]))" office:value-type="float" office:value="1.48559481313189" calcext:value-type="float">
            <text:p>1.48559</text:p>
          </table:table-cell>
        </table:table-row>
        <table:table-row table:style-name="ro1">
          <table:table-cell/>
          <table:table-cell table:style-name="ce1" table:formula="of:=ROW()-1" office:value-type="float" office:value="9" calcext:value-type="float">
            <text:p>9</text:p>
          </table:table-cell>
          <table:table-cell table:style-name="ce5" table:formula="of:=1+0.9 * SIN ([.$H$1]*[.B10])" office:value-type="float" office:value="1.87815102204399" calcext:value-type="float">
            <text:p>1.87815</text:p>
          </table:table-cell>
          <table:table-cell table:style-name="ce9" table:formula="of:=2+ 0.9 * SIN ([.$H$1]*([.B10] + [.$H$2]))" office:value-type="float" office:value="2.25873021110829" calcext:value-type="float">
            <text:p>2.25873</text:p>
          </table:table-cell>
          <table:table-cell table:number-columns-repeated="9"/>
          <table:table-cell table:style-name="ce1" table:formula="of:=2*(ROW()-1)-1" office:value-type="float" office:value="17" calcext:value-type="float">
            <text:p>17</text:p>
          </table:table-cell>
          <table:table-cell table:style-name="ce5" table:formula="of:=1+0.9 * SIN ([.$H$1]*[.N10])" office:value-type="float" office:value="1.50191534565228" calcext:value-type="float">
            <text:p>1.50192</text:p>
          </table:table-cell>
          <table:table-cell table:style-name="ce9" table:formula="of:=2+ 0.9 * SIN ([.$H$1]*([.N10] + [.$H$2]))" office:value-type="float" office:value="1.29032727101642" calcext:value-type="float">
            <text:p>1.29033</text:p>
          </table:table-cell>
        </table:table-row>
        <table:table-row table:style-name="ro1">
          <table:table-cell/>
          <table:table-cell table:style-name="ce1" table:formula="of:=ROW()-1" office:value-type="float" office:value="10" calcext:value-type="float">
            <text:p>10</text:p>
          </table:table-cell>
          <table:table-cell table:style-name="ce5" table:formula="of:=1+0.9 * SIN ([.$H$1]*[.B11])" office:value-type="float" office:value="1.89774548794365" calcext:value-type="float">
            <text:p>1.89775</text:p>
          </table:table-cell>
          <table:table-cell table:style-name="ce9" table:formula="of:=2+ 0.9 * SIN ([.$H$1]*([.B11] + [.$H$2]))" office:value-type="float" office:value="2.12700800725388" calcext:value-type="float">
            <text:p>2.12701</text:p>
          </table:table-cell>
          <table:table-cell table:number-columns-repeated="9"/>
          <table:table-cell table:style-name="ce1" table:formula="of:=2*(ROW()-1)-1" office:value-type="float" office:value="19" calcext:value-type="float">
            <text:p>19</text:p>
          </table:table-cell>
          <table:table-cell table:style-name="ce5" table:formula="of:=1+0.9 * SIN ([.$H$1]*[.N11])" office:value-type="float" office:value="1.25873021110829" calcext:value-type="float">
            <text:p>1.25873</text:p>
          </table:table-cell>
          <table:table-cell table:style-name="ce9" table:formula="of:=2+ 0.9 * SIN ([.$H$1]*([.N11] + [.$H$2]))" office:value-type="float" office:value="1.1584526801974" calcext:value-type="float">
            <text:p>1.15845</text:p>
          </table:table-cell>
        </table:table-row>
        <table:table-row table:style-name="ro1">
          <table:table-cell/>
          <table:table-cell table:style-name="ce1" table:formula="of:=ROW()-1" office:value-type="float" office:value="11" calcext:value-type="float">
            <text:p>11</text:p>
          </table:table-cell>
          <table:table-cell table:style-name="ce5" table:formula="of:=1+0.9 * SIN ([.$H$1]*[.B12])" office:value-type="float" office:value="1.89717852560853" calcext:value-type="float">
            <text:p>1.89718</text:p>
          </table:table-cell>
          <table:table-cell table:style-name="ce9" table:formula="of:=2+ 0.9 * SIN ([.$H$1]*([.B12] + [.$H$2]))" office:value-type="float" office:value="1.99243347736957" calcext:value-type="float">
            <text:p>1.99243</text:p>
          </table:table-cell>
          <table:table-cell table:number-columns-repeated="9"/>
          <table:table-cell table:style-name="ce1" table:formula="of:=2*(ROW()-1)-1" office:value-type="float" office:value="21" calcext:value-type="float">
            <text:p>21</text:p>
          </table:table-cell>
          <table:table-cell table:style-name="ce5" table:formula="of:=1+0.9 * SIN ([.$H$1]*[.N12])" office:value-type="float" office:value="0.992433477369566" calcext:value-type="float">
            <text:p>0.99243</text:p>
          </table:table-cell>
          <table:table-cell table:style-name="ce9" table:formula="of:=2+ 0.9 * SIN ([.$H$1]*([.N12] + [.$H$2]))" office:value-type="float" office:value="1.10175100511701" calcext:value-type="float">
            <text:p>1.10175</text:p>
          </table:table-cell>
        </table:table-row>
        <table:table-row table:style-name="ro1">
          <table:table-cell/>
          <table:table-cell table:style-name="ce1" table:formula="of:=ROW()-1" office:value-type="float" office:value="12" calcext:value-type="float">
            <text:p>12</text:p>
          </table:table-cell>
          <table:table-cell table:style-name="ce5" table:formula="of:=1+0.9 * SIN ([.$H$1]*[.B13])" office:value-type="float" office:value="1.87646286779038" calcext:value-type="float">
            <text:p>1.87646</text:p>
          </table:table-cell>
          <table:table-cell table:style-name="ce9" table:formula="of:=2+ 0.9 * SIN ([.$H$1]*([.B13] + [.$H$2]))" office:value-type="float" office:value="1.85802887527108" calcext:value-type="float">
            <text:p>1.85803</text:p>
          </table:table-cell>
          <table:table-cell table:number-columns-repeated="9"/>
          <table:table-cell table:style-name="ce1" table:formula="of:=2*(ROW()-1)-1" office:value-type="float" office:value="23" calcext:value-type="float">
            <text:p>23</text:p>
          </table:table-cell>
          <table:table-cell table:style-name="ce5" table:formula="of:=1+0.9 * SIN ([.$H$1]*[.N13])" office:value-type="float" office:value="0.726812638562414" calcext:value-type="float">
            <text:p>0.72681</text:p>
          </table:table-cell>
          <table:table-cell table:style-name="ce9" table:formula="of:=2+ 0.9 * SIN ([.$H$1]*([.N13] + [.$H$2]))" office:value-type="float" office:value="1.12528723753836" calcext:value-type="float">
            <text:p>1.12529</text:p>
          </table:table-cell>
        </table:table-row>
        <table:table-row table:style-name="ro1">
          <table:table-cell/>
          <table:table-cell table:style-name="ce2" table:formula="of:=ROW()-1" office:value-type="float" office:value="13" calcext:value-type="float">
            <text:p>13</text:p>
          </table:table-cell>
          <table:table-cell table:style-name="ce6" table:formula="of:=1+0.9 * SIN ([.$H$1]*[.B14])" office:value-type="float" office:value="1.83606374350348" calcext:value-type="float">
            <text:p>1.83606</text:p>
          </table:table-cell>
          <table:table-cell table:style-name="ce10" table:formula="of:=2+ 0.9 * SIN ([.$H$1]*([.B14] + [.$H$2]))" office:value-type="float" office:value="1.72681263856241" calcext:value-type="float">
            <text:p>1.72681</text:p>
          </table:table-cell>
          <table:table-cell table:number-columns-repeated="9"/>
          <table:table-cell table:style-name="ce1" table:formula="of:=2*(ROW()-1)-1" office:value-type="float" office:value="25" calcext:value-type="float">
            <text:p>25</text:p>
          </table:table-cell>
          <table:table-cell table:style-name="ce6" table:formula="of:=1+0.9 * SIN ([.$H$1]*[.N14])" office:value-type="float" office:value="0.485594813131891" calcext:value-type="float">
            <text:p>0.48559</text:p>
          </table:table-cell>
          <table:table-cell table:style-name="ce10" table:formula="of:=2+ 0.9 * SIN ([.$H$1]*([.N14] + [.$H$2]))" office:value-type="float" office:value="1.22695895591607" calcext:value-type="float">
            <text:p>1.22696</text:p>
          </table:table-cell>
        </table:table-row>
        <table:table-row table:style-name="ro1">
          <table:table-cell/>
          <table:table-cell table:style-name="ce3" table:formula="of:=ROW()-1" office:value-type="float" office:value="14" calcext:value-type="float">
            <text:p>14</text:p>
          </table:table-cell>
          <table:table-cell table:style-name="ce7" table:formula="of:=1+0.9 * SIN ([.$H$1]*[.B15])" office:value-type="float" office:value="1.77688842998399" calcext:value-type="float">
            <text:p>1.77689</text:p>
          </table:table-cell>
          <table:table-cell table:style-name="ce11" table:formula="of:=2+ 0.9 * SIN ([.$H$1]*([.B15] + [.$H$2]))" office:value-type="float" office:value="1.60173160103463" calcext:value-type="float">
            <text:p>1.60173</text:p>
          </table:table-cell>
          <table:table-cell table:number-columns-repeated="9"/>
          <table:table-cell table:style-name="ce1" table:formula="of:=2*(ROW()-1)-1" office:value-type="float" office:value="27" calcext:value-type="float">
            <text:p>27</text:p>
          </table:table-cell>
          <table:table-cell table:style-name="ce7" table:formula="of:=1+0.9 * SIN ([.$H$1]*[.N15])" office:value-type="float" office:value="0.290327271016424" calcext:value-type="float">
            <text:p>0.29033</text:p>
          </table:table-cell>
          <table:table-cell table:style-name="ce11" table:formula="of:=2+ 0.9 * SIN ([.$H$1]*([.N15] + [.$H$2]))" office:value-type="float" office:value="1.39768412845136" calcext:value-type="float">
            <text:p>1.39768</text:p>
          </table:table-cell>
        </table:table-row>
        <table:table-row table:style-name="ro1">
          <table:table-cell/>
          <table:table-cell table:style-name="ce3" table:formula="of:=ROW()-1" office:value-type="float" office:value="15" calcext:value-type="float">
            <text:p>15</text:p>
          </table:table-cell>
          <table:table-cell table:style-name="ce7" table:formula="of:=1+0.9 * SIN ([.$H$1]*[.B16])" office:value-type="float" office:value="1.70026587719913" calcext:value-type="float">
            <text:p>1.70027</text:p>
          </table:table-cell>
          <table:table-cell table:style-name="ce11" table:formula="of:=2+ 0.9 * SIN ([.$H$1]*([.B16] + [.$H$2]))" office:value-type="float" office:value="1.48559481313189" calcext:value-type="float">
            <text:p>1.48559</text:p>
          </table:table-cell>
          <table:table-cell table:number-columns-repeated="9"/>
          <table:table-cell table:style-name="ce1" table:formula="of:=2*(ROW()-1)-1" office:value-type="float" office:value="29" calcext:value-type="float">
            <text:p>29</text:p>
          </table:table-cell>
          <table:table-cell table:style-name="ce7" table:formula="of:=1+0.9 * SIN ([.$H$1]*[.N16])" office:value-type="float" office:value="0.158452680197396" calcext:value-type="float">
            <text:p>0.15845</text:p>
          </table:table-cell>
          <table:table-cell table:style-name="ce11" table:formula="of:=2+ 0.9 * SIN ([.$H$1]*([.N16] + [.$H$2]))" office:value-type="float" office:value="1.62221238394413" calcext:value-type="float">
            <text:p>1.62221</text:p>
          </table:table-cell>
        </table:table-row>
        <table:table-row table:style-name="ro1">
          <table:table-cell/>
          <table:table-cell table:style-name="ce3" table:formula="of:=ROW()-1" office:value-type="float" office:value="16" calcext:value-type="float">
            <text:p>16</text:p>
          </table:table-cell>
          <table:table-cell table:style-name="ce7" table:formula="of:=1+0.9 * SIN ([.$H$1]*[.B17])" office:value-type="float" office:value="1.60791686249604" calcext:value-type="float">
            <text:p>1.60792</text:p>
          </table:table-cell>
          <table:table-cell table:style-name="ce11" table:formula="of:=2+ 0.9 * SIN ([.$H$1]*([.B17] + [.$H$2]))" office:value-type="float" office:value="1.38101045673442" calcext:value-type="float">
            <text:p>1.38101</text:p>
          </table:table-cell>
          <table:table-cell table:number-columns-repeated="9"/>
          <table:table-cell table:style-name="ce1" table:formula="of:=2*(ROW()-1)-1" office:value-type="float" office:value="31" calcext:value-type="float">
            <text:p>31</text:p>
          </table:table-cell>
          <table:table-cell table:style-name="ce7" table:formula="of:=1+0.9 * SIN ([.$H$1]*[.N17])" office:value-type="float" office:value="0.101751005117009" calcext:value-type="float">
            <text:p>0.10175</text:p>
          </table:table-cell>
          <table:table-cell table:style-name="ce11" table:formula="of:=2+ 0.9 * SIN ([.$H$1]*([.N17] + [.$H$2]))" office:value-type="float" office:value="1.88048728203273" calcext:value-type="float">
            <text:p>1.88049</text:p>
          </table:table-cell>
        </table:table-row>
        <table:table-row table:style-name="ro1">
          <table:table-cell/>
          <table:table-cell table:style-name="ce3" table:formula="of:=ROW()-1" office:value-type="float" office:value="17" calcext:value-type="float">
            <text:p>17</text:p>
          </table:table-cell>
          <table:table-cell table:style-name="ce7" table:formula="of:=1+0.9 * SIN ([.$H$1]*[.B18])" office:value-type="float" office:value="1.50191534565228" calcext:value-type="float">
            <text:p>1.50192</text:p>
          </table:table-cell>
          <table:table-cell table:style-name="ce11" table:formula="of:=2+ 0.9 * SIN ([.$H$1]*([.B18] + [.$H$2]))" office:value-type="float" office:value="1.29032727101642" calcext:value-type="float">
            <text:p>1.29033</text:p>
          </table:table-cell>
          <table:table-cell table:number-columns-repeated="9"/>
          <table:table-cell table:style-name="ce1" table:formula="of:=2*(ROW()-1)-1" office:value-type="float" office:value="33" calcext:value-type="float">
            <text:p>33</text:p>
          </table:table-cell>
          <table:table-cell table:style-name="ce7" table:formula="of:=1+0.9 * SIN ([.$H$1]*[.N18])" office:value-type="float" office:value="0.125287237538361" calcext:value-type="float">
            <text:p>0.12529</text:p>
          </table:table-cell>
          <table:table-cell table:style-name="ce11" table:formula="of:=2+ 0.9 * SIN ([.$H$1]*([.N18] + [.$H$2]))" office:value-type="float" office:value="2.14943789527846" calcext:value-type="float">
            <text:p>2.14944</text:p>
          </table:table-cell>
        </table:table-row>
        <table:table-row table:style-name="ro1">
          <table:table-cell/>
          <table:table-cell table:style-name="ce3" table:formula="of:=ROW()-1" office:value-type="float" office:value="18" calcext:value-type="float">
            <text:p>18</text:p>
          </table:table-cell>
          <table:table-cell table:style-name="ce7" table:formula="of:=1+0.9 * SIN ([.$H$1]*[.B19])" office:value-type="float" office:value="1.38464189221045" calcext:value-type="float">
            <text:p>1.38464</text:p>
          </table:table-cell>
          <table:table-cell table:style-name="ce11" table:formula="of:=2+ 0.9 * SIN ([.$H$1]*([.B19] + [.$H$2]))" office:value-type="float" office:value="1.21558180482777" calcext:value-type="float">
            <text:p>1.21558</text:p>
          </table:table-cell>
          <table:table-cell table:number-columns-repeated="9"/>
          <table:table-cell table:style-name="ce1" table:formula="of:=2*(ROW()-1)-1" office:value-type="float" office:value="35" calcext:value-type="float">
            <text:p>35</text:p>
          </table:table-cell>
          <table:table-cell table:style-name="ce7" table:formula="of:=1+0.9 * SIN ([.$H$1]*[.N19])" office:value-type="float" office:value="0.226958955916067" calcext:value-type="float">
            <text:p>0.22696</text:p>
          </table:table-cell>
          <table:table-cell table:style-name="ce11" table:formula="of:=2+ 0.9 * SIN ([.$H$1]*([.N19] + [.$H$2]))" office:value-type="float" office:value="2.40503966640256" calcext:value-type="float">
            <text:p>2.40504</text:p>
          </table:table-cell>
        </table:table-row>
        <table:table-row table:style-name="ro1">
          <table:table-cell/>
          <table:table-cell table:style-name="ce3" table:formula="of:=ROW()-1" office:value-type="float" office:value="19" calcext:value-type="float">
            <text:p>19</text:p>
          </table:table-cell>
          <table:table-cell table:style-name="ce7" table:formula="of:=1+0.9 * SIN ([.$H$1]*[.B20])" office:value-type="float" office:value="1.25873021110829" calcext:value-type="float">
            <text:p>1.25873</text:p>
          </table:table-cell>
          <table:table-cell table:style-name="ce11" table:formula="of:=2+ 0.9 * SIN ([.$H$1]*([.B20] + [.$H$2]))" office:value-type="float" office:value="1.1584526801974" calcext:value-type="float">
            <text:p>1.15845</text:p>
          </table:table-cell>
          <table:table-cell table:number-columns-repeated="9"/>
          <table:table-cell table:style-name="ce1" table:formula="of:=2*(ROW()-1)-1" office:value-type="float" office:value="37" calcext:value-type="float">
            <text:p>37</text:p>
          </table:table-cell>
          <table:table-cell table:style-name="ce7" table:formula="of:=1+0.9 * SIN ([.$H$1]*[.N20])" office:value-type="float" office:value="0.397684128451364" calcext:value-type="float">
            <text:p>0.39768</text:p>
          </table:table-cell>
          <table:table-cell table:style-name="ce11" table:formula="of:=2+ 0.9 * SIN ([.$H$1]*([.N20] + [.$H$2]))" office:value-type="float" office:value="2.62446045043679" calcext:value-type="float">
            <text:p>2.62446</text:p>
          </table:table-cell>
        </table:table-row>
        <table:table-row table:style-name="ro1">
          <table:table-cell/>
          <table:table-cell table:style-name="ce3" table:formula="of:=ROW()-1" office:value-type="float" office:value="20" calcext:value-type="float">
            <text:p>20</text:p>
          </table:table-cell>
          <table:table-cell table:style-name="ce7" table:formula="of:=1+0.9 * SIN ([.$H$1]*[.B21])" office:value-type="float" office:value="1.12700800725388" calcext:value-type="float">
            <text:p>1.12701</text:p>
          </table:table-cell>
          <table:table-cell table:style-name="ce11" table:formula="of:=2+ 0.9 * SIN ([.$H$1]*([.B21] + [.$H$2]))" office:value-type="float" office:value="1.12022289410141" calcext:value-type="float">
            <text:p>1.12022</text:p>
          </table:table-cell>
          <table:table-cell table:number-columns-repeated="9"/>
          <table:table-cell table:style-name="ce1" table:formula="of:=2*(ROW()-1)-1" office:value-type="float" office:value="39" calcext:value-type="float">
            <text:p>39</text:p>
          </table:table-cell>
          <table:table-cell table:style-name="ce7" table:formula="of:=1+0.9 * SIN ([.$H$1]*[.N21])" office:value-type="float" office:value="0.622212383944126" calcext:value-type="float">
            <text:p>0.62221</text:p>
          </table:table-cell>
          <table:table-cell table:style-name="ce11" table:formula="of:=2+ 0.9 * SIN ([.$H$1]*([.N21] + [.$H$2]))" office:value-type="float" office:value="2.78810004223359" calcext:value-type="float">
            <text:p>2.78810</text:p>
          </table:table-cell>
        </table:table-row>
        <table:table-row table:style-name="ro1">
          <table:table-cell/>
          <table:table-cell table:style-name="ce3" table:formula="of:=ROW()-1" office:value-type="float" office:value="21" calcext:value-type="float">
            <text:p>21</text:p>
          </table:table-cell>
          <table:table-cell table:style-name="ce7" table:formula="of:=1+0.9 * SIN ([.$H$1]*[.B22])" office:value-type="float" office:value="0.992433477369566" calcext:value-type="float">
            <text:p>0.99243</text:p>
          </table:table-cell>
          <table:table-cell table:style-name="ce11" table:formula="of:=2+ 0.9 * SIN ([.$H$1]*([.B22] + [.$H$2]))" office:value-type="float" office:value="1.10175100511701" calcext:value-type="float">
            <text:p>1.10175</text:p>
          </table:table-cell>
          <table:table-cell table:number-columns-repeated="9"/>
          <table:table-cell table:style-name="ce1" table:formula="of:=2*(ROW()-1)-1" office:value-type="float" office:value="41" calcext:value-type="float">
            <text:p>41</text:p>
          </table:table-cell>
          <table:table-cell table:style-name="ce7" table:formula="of:=1+0.9 * SIN ([.$H$1]*[.N22])" office:value-type="float" office:value="0.880487282032734" calcext:value-type="float">
            <text:p>0.88049</text:p>
          </table:table-cell>
          <table:table-cell table:style-name="ce11" table:formula="of:=2+ 0.9 * SIN ([.$H$1]*([.N22] + [.$H$2]))" office:value-type="float" office:value="2.88134100441758" calcext:value-type="float">
            <text:p>2.88134</text:p>
          </table:table-cell>
        </table:table-row>
        <table:table-row table:style-name="ro1">
          <table:table-cell/>
          <table:table-cell table:style-name="ce3" table:formula="of:=ROW()-1" office:value-type="float" office:value="22" calcext:value-type="float">
            <text:p>22</text:p>
          </table:table-cell>
          <table:table-cell table:style-name="ce7" table:formula="of:=1+0.9 * SIN ([.$H$1]*[.B23])" office:value-type="float" office:value="0.858028875271077" calcext:value-type="float">
            <text:p>0.85803</text:p>
          </table:table-cell>
          <table:table-cell table:style-name="ce11" table:formula="of:=2+ 0.9 * SIN ([.$H$1]*([.B23] + [.$H$2]))" office:value-type="float" office:value="1.10345185204774" calcext:value-type="float">
            <text:p>1.10345</text:p>
          </table:table-cell>
          <table:table-cell table:number-columns-repeated="9"/>
          <table:table-cell table:style-name="ce1" table:formula="of:=2*(ROW()-1)-1" office:value-type="float" office:value="43" calcext:value-type="float">
            <text:p>43</text:p>
          </table:table-cell>
          <table:table-cell table:style-name="ce7" table:formula="of:=1+0.9 * SIN ([.$H$1]*[.N23])" office:value-type="float" office:value="1.14943789527846" calcext:value-type="float">
            <text:p>1.14944</text:p>
          </table:table-cell>
          <table:table-cell table:style-name="ce11" table:formula="of:=2+ 0.9 * SIN ([.$H$1]*([.N23] + [.$H$2]))" office:value-type="float" office:value="2.89585439953186" calcext:value-type="float">
            <text:p>2.89585</text:p>
          </table:table-cell>
        </table:table-row>
        <table:table-row table:style-name="ro1">
          <table:table-cell/>
          <table:table-cell table:style-name="ce3" table:formula="of:=ROW()-1" office:value-type="float" office:value="23" calcext:value-type="float">
            <text:p>23</text:p>
          </table:table-cell>
          <table:table-cell table:style-name="ce7" table:formula="of:=1+0.9 * SIN ([.$H$1]*[.B24])" office:value-type="float" office:value="0.726812638562414" calcext:value-type="float">
            <text:p>0.72681</text:p>
          </table:table-cell>
          <table:table-cell table:style-name="ce11" table:formula="of:=2+ 0.9 * SIN ([.$H$1]*([.B24] + [.$H$2]))" office:value-type="float" office:value="1.12528723753836" calcext:value-type="float">
            <text:p>1.12529</text:p>
          </table:table-cell>
          <table:table-cell table:number-columns-repeated="9"/>
          <table:table-cell table:style-name="ce1" table:formula="of:=2*(ROW()-1)-1" office:value-type="float" office:value="45" calcext:value-type="float">
            <text:p>45</text:p>
          </table:table-cell>
          <table:table-cell table:style-name="ce7" table:formula="of:=1+0.9 * SIN ([.$H$1]*[.N24])" office:value-type="float" office:value="1.40503966640256" calcext:value-type="float">
            <text:p>1.40504</text:p>
          </table:table-cell>
          <table:table-cell table:style-name="ce11" table:formula="of:=2+ 0.9 * SIN ([.$H$1]*([.N24] + [.$H$2]))" office:value-type="float" office:value="2.83034378921541" calcext:value-type="float">
            <text:p>2.83034</text:p>
          </table:table-cell>
        </table:table-row>
        <table:table-row table:style-name="ro1">
          <table:table-cell/>
          <table:table-cell table:style-name="ce3" table:formula="of:=ROW()-1" office:value-type="float" office:value="24" calcext:value-type="float">
            <text:p>24</text:p>
          </table:table-cell>
          <table:table-cell table:style-name="ce7" table:formula="of:=1+0.9 * SIN ([.$H$1]*[.B25])" office:value-type="float" office:value="0.601731601034633" calcext:value-type="float">
            <text:p>0.60173</text:p>
          </table:table-cell>
          <table:table-cell table:style-name="ce11" table:formula="of:=2+ 0.9 * SIN ([.$H$1]*([.B25] + [.$H$2]))" office:value-type="float" office:value="1.16676678590504" calcext:value-type="float">
            <text:p>1.16677</text:p>
          </table:table-cell>
          <table:table-cell table:number-columns-repeated="9"/>
          <table:table-cell table:style-name="ce1" table:formula="of:=2*(ROW()-1)-1" office:value-type="float" office:value="47" calcext:value-type="float">
            <text:p>47</text:p>
          </table:table-cell>
          <table:table-cell table:style-name="ce7" table:formula="of:=1+0.9 * SIN ([.$H$1]*[.N25])" office:value-type="float" office:value="1.62446045043679" calcext:value-type="float">
            <text:p>1.62446</text:p>
          </table:table-cell>
          <table:table-cell table:style-name="ce11" table:formula="of:=2+ 0.9 * SIN ([.$H$1]*([.N25] + [.$H$2]))" office:value-type="float" office:value="2.69066104118074" calcext:value-type="float">
            <text:p>2.69066</text:p>
          </table:table-cell>
        </table:table-row>
        <table:table-row table:style-name="ro1">
          <table:table-cell/>
          <table:table-cell table:style-name="ce3" table:formula="of:=ROW()-1" office:value-type="float" office:value="25" calcext:value-type="float">
            <text:p>25</text:p>
          </table:table-cell>
          <table:table-cell table:style-name="ce7" table:formula="of:=1+0.9 * SIN ([.$H$1]*[.B26])" office:value-type="float" office:value="0.485594813131891" calcext:value-type="float">
            <text:p>0.48559</text:p>
          </table:table-cell>
          <table:table-cell table:style-name="ce11" table:formula="of:=2+ 0.9 * SIN ([.$H$1]*([.B26] + [.$H$2]))" office:value-type="float" office:value="1.22695895591607" calcext:value-type="float">
            <text:p>1.22696</text:p>
          </table:table-cell>
          <table:table-cell table:number-columns-repeated="9"/>
          <table:table-cell table:style-name="ce1" table:formula="of:=2*(ROW()-1)-1" office:value-type="float" office:value="49" calcext:value-type="float">
            <text:p>49</text:p>
          </table:table-cell>
          <table:table-cell table:style-name="ce7" table:formula="of:=1+0.9 * SIN ([.$H$1]*[.N26])" office:value-type="float" office:value="1.78810004223359" calcext:value-type="float">
            <text:p>1.78810</text:p>
          </table:table-cell>
          <table:table-cell table:style-name="ce11" table:formula="of:=2+ 0.9 * SIN ([.$H$1]*([.N26] + [.$H$2]))" office:value-type="float" office:value="2.48928359929948" calcext:value-type="float">
            <text:p>2.48928</text:p>
          </table:table-cell>
        </table:table-row>
        <table:table-row table:style-name="ro1">
          <table:table-cell/>
          <table:table-cell table:style-name="ce3" table:formula="of:=ROW()-1" office:value-type="float" office:value="26" calcext:value-type="float">
            <text:p>26</text:p>
          </table:table-cell>
          <table:table-cell table:style-name="ce7" table:formula="of:=1+0.9 * SIN ([.$H$1]*[.B27])" office:value-type="float" office:value="0.381010456734424" calcext:value-type="float">
            <text:p>0.38101</text:p>
          </table:table-cell>
          <table:table-cell table:style-name="ce11" table:formula="of:=2+ 0.9 * SIN ([.$H$1]*([.B27] + [.$H$2]))" office:value-type="float" office:value="1.30451196119961" calcext:value-type="float">
            <text:p>1.30451</text:p>
          </table:table-cell>
          <table:table-cell table:number-columns-repeated="9"/>
          <table:table-cell table:style-name="ce1" table:formula="of:=2*(ROW()-1)-1" office:value-type="float" office:value="51" calcext:value-type="float">
            <text:p>51</text:p>
          </table:table-cell>
          <table:table-cell table:style-name="ce7" table:formula="of:=1+0.9 * SIN ([.$H$1]*[.N27])" office:value-type="float" office:value="1.88134100441758" calcext:value-type="float">
            <text:p>1.88134</text:p>
          </table:table-cell>
          <table:table-cell table:style-name="ce11" table:formula="of:=2+ 0.9 * SIN ([.$H$1]*([.N27] + [.$H$2]))" office:value-type="float" office:value="2.24419991070227" calcext:value-type="float">
            <text:p>2.24420</text:p>
          </table:table-cell>
        </table:table-row>
        <table:table-row table:style-name="ro1">
          <table:table-cell/>
          <table:table-cell table:style-name="ce3" table:formula="of:=ROW()-1" office:value-type="float" office:value="27" calcext:value-type="float">
            <text:p>27</text:p>
          </table:table-cell>
          <table:table-cell table:style-name="ce7" table:formula="of:=1+0.9 * SIN ([.$H$1]*[.B28])" office:value-type="float" office:value="0.290327271016424" calcext:value-type="float">
            <text:p>0.29033</text:p>
          </table:table-cell>
          <table:table-cell table:style-name="ce11" table:formula="of:=2+ 0.9 * SIN ([.$H$1]*([.B28] + [.$H$2]))" office:value-type="float" office:value="1.39768412845136" calcext:value-type="float">
            <text:p>1.39768</text:p>
          </table:table-cell>
          <table:table-cell table:number-columns-repeated="9"/>
          <table:table-cell table:style-name="ce1" table:formula="of:=2*(ROW()-1)-1" office:value-type="float" office:value="53" calcext:value-type="float">
            <text:p>53</text:p>
          </table:table-cell>
          <table:table-cell table:style-name="ce7" table:formula="of:=1+0.9 * SIN ([.$H$1]*[.N28])" office:value-type="float" office:value="1.89585439953186" calcext:value-type="float">
            <text:p>1.89585</text:p>
          </table:table-cell>
          <table:table-cell table:style-name="ce11" table:formula="of:=2+ 0.9 * SIN ([.$H$1]*([.N28] + [.$H$2]))" office:value-type="float" office:value="1.97730257137071" calcext:value-type="float">
            <text:p>1.97730</text:p>
          </table:table-cell>
        </table:table-row>
        <table:table-row table:style-name="ro1">
          <table:table-cell/>
          <table:table-cell table:style-name="ce3" table:formula="of:=ROW()-1" office:value-type="float" office:value="28" calcext:value-type="float">
            <text:p>28</text:p>
          </table:table-cell>
          <table:table-cell table:style-name="ce7" table:formula="of:=1+0.9 * SIN ([.$H$1]*[.B29])" office:value-type="float" office:value="0.215581804827771" calcext:value-type="float">
            <text:p>0.21558</text:p>
          </table:table-cell>
          <table:table-cell table:style-name="ce11" table:formula="of:=2+ 0.9 * SIN ([.$H$1]*([.B29] + [.$H$2]))" office:value-type="float" office:value="1.50438301166213" calcext:value-type="float">
            <text:p>1.50438</text:p>
          </table:table-cell>
          <table:table-cell table:number-columns-repeated="9"/>
          <table:table-cell table:style-name="ce1" table:formula="of:=2*(ROW()-1)-1" office:value-type="float" office:value="55" calcext:value-type="float">
            <text:p>55</text:p>
          </table:table-cell>
          <table:table-cell table:style-name="ce7" table:formula="of:=1+0.9 * SIN ([.$H$1]*[.N29])" office:value-type="float" office:value="1.83034378921541" calcext:value-type="float">
            <text:p>1.83034</text:p>
          </table:table-cell>
          <table:table-cell table:style-name="ce11" table:formula="of:=2+ 0.9 * SIN ([.$H$1]*([.N29] + [.$H$2]))" office:value-type="float" office:value="1.71243272573995" calcext:value-type="float">
            <text:p>1.71243</text:p>
          </table:table-cell>
        </table:table-row>
        <table:table-row table:style-name="ro1">
          <table:table-cell/>
          <table:table-cell table:style-name="ce3" table:formula="of:=ROW()-1" office:value-type="float" office:value="29" calcext:value-type="float">
            <text:p>29</text:p>
          </table:table-cell>
          <table:table-cell table:style-name="ce7" table:formula="of:=1+0.9 * SIN ([.$H$1]*[.B30])" office:value-type="float" office:value="0.158452680197396" calcext:value-type="float">
            <text:p>0.15845</text:p>
          </table:table-cell>
          <table:table-cell table:style-name="ce11" table:formula="of:=2+ 0.9 * SIN ([.$H$1]*([.B30] + [.$H$2]))" office:value-type="float" office:value="1.62221238394413" calcext:value-type="float">
            <text:p>1.62221</text:p>
          </table:table-cell>
          <table:table-cell table:number-columns-repeated="9"/>
          <table:table-cell table:style-name="ce1" table:formula="of:=2*(ROW()-1)-1" office:value-type="float" office:value="57" calcext:value-type="float">
            <text:p>57</text:p>
          </table:table-cell>
          <table:table-cell table:style-name="ce7" table:formula="of:=1+0.9 * SIN ([.$H$1]*[.N30])" office:value-type="float" office:value="1.69066104118074" calcext:value-type="float">
            <text:p>1.69066</text:p>
          </table:table-cell>
          <table:table-cell table:style-name="ce11" table:formula="of:=2+ 0.9 * SIN ([.$H$1]*([.N30] + [.$H$2]))" office:value-type="float" office:value="1.47325040827127" calcext:value-type="float">
            <text:p>1.47325</text:p>
          </table:table-cell>
        </table:table-row>
        <table:table-row table:style-name="ro1">
          <table:table-cell/>
          <table:table-cell table:style-name="ce3" table:formula="of:=ROW()-1" office:value-type="float" office:value="30" calcext:value-type="float">
            <text:p>30</text:p>
          </table:table-cell>
          <table:table-cell table:style-name="ce7" table:formula="of:=1+0.9 * SIN ([.$H$1]*[.B31])" office:value-type="float" office:value="0.120222894101413" calcext:value-type="float">
            <text:p>0.12022</text:p>
          </table:table-cell>
          <table:table-cell table:style-name="ce11" table:formula="of:=2+ 0.9 * SIN ([.$H$1]*([.B31] + [.$H$2]))" office:value-type="float" office:value="1.74852605162097" calcext:value-type="float">
            <text:p>1.74853</text:p>
          </table:table-cell>
          <table:table-cell table:number-columns-repeated="9"/>
          <table:table-cell table:style-name="ce1" table:formula="of:=2*(ROW()-1)-1" office:value-type="float" office:value="59" calcext:value-type="float">
            <text:p>59</text:p>
          </table:table-cell>
          <table:table-cell table:style-name="ce7" table:formula="of:=1+0.9 * SIN ([.$H$1]*[.N31])" office:value-type="float" office:value="1.48928359929948" calcext:value-type="float">
            <text:p>1.48928</text:p>
          </table:table-cell>
          <table:table-cell table:style-name="ce11" table:formula="of:=2+ 0.9 * SIN ([.$H$1]*([.N31] + [.$H$2]))" office:value-type="float" office:value="1.2811210630391" calcext:value-type="float">
            <text:p>1.28112</text:p>
          </table:table-cell>
        </table:table-row>
        <table:table-row table:style-name="ro1">
          <table:table-cell/>
          <table:table-cell table:style-name="ce3" table:formula="of:=ROW()-1" office:value-type="float" office:value="31" calcext:value-type="float">
            <text:p>31</text:p>
          </table:table-cell>
          <table:table-cell table:style-name="ce7" table:formula="of:=1+0.9 * SIN ([.$H$1]*[.B32])" office:value-type="float" office:value="0.101751005117009" calcext:value-type="float">
            <text:p>0.10175</text:p>
          </table:table-cell>
          <table:table-cell table:style-name="ce11" table:formula="of:=2+ 0.9 * SIN ([.$H$1]*([.B32] + [.$H$2]))" office:value-type="float" office:value="1.88048728203273" calcext:value-type="float">
            <text:p>1.88049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32" calcext:value-type="float">
            <text:p>32</text:p>
          </table:table-cell>
          <table:table-cell table:style-name="ce7" table:formula="of:=1+0.9 * SIN ([.$H$1]*[.B33])" office:value-type="float" office:value="0.103451852047743" calcext:value-type="float">
            <text:p>0.10345</text:p>
          </table:table-cell>
          <table:table-cell table:style-name="ce11" table:formula="of:=2+ 0.9 * SIN ([.$H$1]*([.B33] + [.$H$2]))" office:value-type="float" office:value="2.01513251043591" calcext:value-type="float">
            <text:p>2.01513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33" calcext:value-type="float">
            <text:p>33</text:p>
          </table:table-cell>
          <table:table-cell table:style-name="ce7" table:formula="of:=1+0.9 * SIN ([.$H$1]*[.B34])" office:value-type="float" office:value="0.125287237538361" calcext:value-type="float">
            <text:p>0.12529</text:p>
          </table:table-cell>
          <table:table-cell table:style-name="ce11" table:formula="of:=2+ 0.9 * SIN ([.$H$1]*([.B34] + [.$H$2]))" office:value-type="float" office:value="2.14943789527846" calcext:value-type="float">
            <text:p>2.14944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34" calcext:value-type="float">
            <text:p>34</text:p>
          </table:table-cell>
          <table:table-cell table:style-name="ce7" table:formula="of:=1+0.9 * SIN ([.$H$1]*[.B35])" office:value-type="float" office:value="0.166766785905041" calcext:value-type="float">
            <text:p>0.16677</text:p>
          </table:table-cell>
          <table:table-cell table:style-name="ce11" table:formula="of:=2+ 0.9 * SIN ([.$H$1]*([.B35] + [.$H$2]))" office:value-type="float" office:value="2.28038722716204" calcext:value-type="float">
            <text:p>2.28039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35" calcext:value-type="float">
            <text:p>35</text:p>
          </table:table-cell>
          <table:table-cell table:style-name="ce7" table:formula="of:=1+0.9 * SIN ([.$H$1]*[.B36])" office:value-type="float" office:value="0.226958955916067" calcext:value-type="float">
            <text:p>0.22696</text:p>
          </table:table-cell>
          <table:table-cell table:style-name="ce11" table:formula="of:=2+ 0.9 * SIN ([.$H$1]*([.B36] + [.$H$2]))" office:value-type="float" office:value="2.40503966640256" calcext:value-type="float">
            <text:p>2.40504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36" calcext:value-type="float">
            <text:p>36</text:p>
          </table:table-cell>
          <table:table-cell table:style-name="ce7" table:formula="of:=1+0.9 * SIN ([.$H$1]*[.B37])" office:value-type="float" office:value="0.304511961199611" calcext:value-type="float">
            <text:p>0.30451</text:p>
          </table:table-cell>
          <table:table-cell table:style-name="ce11" table:formula="of:=2+ 0.9 * SIN ([.$H$1]*([.B37] + [.$H$2]))" office:value-type="float" office:value="2.52059578794938" calcext:value-type="float">
            <text:p>2.52060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37" calcext:value-type="float">
            <text:p>37</text:p>
          </table:table-cell>
          <table:table-cell table:style-name="ce7" table:formula="of:=1+0.9 * SIN ([.$H$1]*[.B38])" office:value-type="float" office:value="0.397684128451364" calcext:value-type="float">
            <text:p>0.39768</text:p>
          </table:table-cell>
          <table:table-cell table:style-name="ce11" table:formula="of:=2+ 0.9 * SIN ([.$H$1]*([.B38] + [.$H$2]))" office:value-type="float" office:value="2.62446045043679" calcext:value-type="float">
            <text:p>2.62446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38" calcext:value-type="float">
            <text:p>38</text:p>
          </table:table-cell>
          <table:table-cell table:style-name="ce7" table:formula="of:=1+0.9 * SIN ([.$H$1]*[.B39])" office:value-type="float" office:value="0.504383011662126" calcext:value-type="float">
            <text:p>0.50438</text:p>
          </table:table-cell>
          <table:table-cell table:style-name="ce11" table:formula="of:=2+ 0.9 * SIN ([.$H$1]*([.B39] + [.$H$2]))" office:value-type="float" office:value="2.71430107746424" calcext:value-type="float">
            <text:p>2.71430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39" calcext:value-type="float">
            <text:p>39</text:p>
          </table:table-cell>
          <table:table-cell table:style-name="ce7" table:formula="of:=1+0.9 * SIN ([.$H$1]*[.B40])" office:value-type="float" office:value="0.622212383944126" calcext:value-type="float">
            <text:p>0.62221</text:p>
          </table:table-cell>
          <table:table-cell table:style-name="ce11" table:formula="of:=2+ 0.9 * SIN ([.$H$1]*([.B40] + [.$H$2]))" office:value-type="float" office:value="2.78810004223359" calcext:value-type="float">
            <text:p>2.78810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40" calcext:value-type="float">
            <text:p>40</text:p>
          </table:table-cell>
          <table:table-cell table:style-name="ce7" table:formula="of:=1+0.9 * SIN ([.$H$1]*[.B41])" office:value-type="float" office:value="0.748526051620967" calcext:value-type="float">
            <text:p>0.74853</text:p>
          </table:table-cell>
          <table:table-cell table:style-name="ce11" table:formula="of:=2+ 0.9 * SIN ([.$H$1]*([.B41] + [.$H$2]))" office:value-type="float" office:value="2.84419997909727" calcext:value-type="float">
            <text:p>2.84420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41" calcext:value-type="float">
            <text:p>41</text:p>
          </table:table-cell>
          <table:table-cell table:style-name="ce7" table:formula="of:=1+0.9 * SIN ([.$H$1]*[.B42])" office:value-type="float" office:value="0.880487282032734" calcext:value-type="float">
            <text:p>0.88049</text:p>
          </table:table-cell>
          <table:table-cell table:style-name="ce11" table:formula="of:=2+ 0.9 * SIN ([.$H$1]*([.B42] + [.$H$2]))" office:value-type="float" office:value="2.88134100441758" calcext:value-type="float">
            <text:p>2.88134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42" calcext:value-type="float">
            <text:p>42</text:p>
          </table:table-cell>
          <table:table-cell table:style-name="ce7" table:formula="of:=1+0.9 * SIN ([.$H$1]*[.B43])" office:value-type="float" office:value="1.01513251043591" calcext:value-type="float">
            <text:p>1.01513</text:p>
          </table:table-cell>
          <table:table-cell table:style-name="ce11" table:formula="of:=2+ 0.9 * SIN ([.$H$1]*([.B43] + [.$H$2]))" office:value-type="float" office:value="2.89868901083714" calcext:value-type="float">
            <text:p>2.89869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43" calcext:value-type="float">
            <text:p>43</text:p>
          </table:table-cell>
          <table:table-cell table:style-name="ce7" table:formula="of:=1+0.9 * SIN ([.$H$1]*[.B44])" office:value-type="float" office:value="1.14943789527846" calcext:value-type="float">
            <text:p>1.14944</text:p>
          </table:table-cell>
          <table:table-cell table:style-name="ce11" table:formula="of:=2+ 0.9 * SIN ([.$H$1]*([.B44] + [.$H$2]))" office:value-type="float" office:value="2.89585439953186" calcext:value-type="float">
            <text:p>2.89585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44" calcext:value-type="float">
            <text:p>44</text:p>
          </table:table-cell>
          <table:table-cell table:style-name="ce7" table:formula="of:=1+0.9 * SIN ([.$H$1]*[.B45])" office:value-type="float" office:value="1.28038722716204" calcext:value-type="float">
            <text:p>1.28039</text:p>
          </table:table-cell>
          <table:table-cell table:style-name="ce11" table:formula="of:=2+ 0.9 * SIN ([.$H$1]*([.B45] + [.$H$2]))" office:value-type="float" office:value="2.87290082976058" calcext:value-type="float">
            <text:p>2.87290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45" calcext:value-type="float">
            <text:p>45</text:p>
          </table:table-cell>
          <table:table-cell table:style-name="ce7" table:formula="of:=1+0.9 * SIN ([.$H$1]*[.B46])" office:value-type="float" office:value="1.40503966640256" calcext:value-type="float">
            <text:p>1.40504</text:p>
          </table:table-cell>
          <table:table-cell table:style-name="ce11" table:formula="of:=2+ 0.9 * SIN ([.$H$1]*([.B46] + [.$H$2]))" office:value-type="float" office:value="2.83034378921541" calcext:value-type="float">
            <text:p>2.83034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46" calcext:value-type="float">
            <text:p>46</text:p>
          </table:table-cell>
          <table:table-cell table:style-name="ce7" table:formula="of:=1+0.9 * SIN ([.$H$1]*[.B47])" office:value-type="float" office:value="1.52059578794938" calcext:value-type="float">
            <text:p>1.52060</text:p>
          </table:table-cell>
          <table:table-cell table:style-name="ce11" table:formula="of:=2+ 0.9 * SIN ([.$H$1]*([.B47] + [.$H$2]))" office:value-type="float" office:value="2.76913901727945" calcext:value-type="float">
            <text:p>2.76914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47" calcext:value-type="float">
            <text:p>47</text:p>
          </table:table-cell>
          <table:table-cell table:style-name="ce7" table:formula="of:=1+0.9 * SIN ([.$H$1]*[.B48])" office:value-type="float" office:value="1.62446045043679" calcext:value-type="float">
            <text:p>1.62446</text:p>
          </table:table-cell>
          <table:table-cell table:style-name="ce11" table:formula="of:=2+ 0.9 * SIN ([.$H$1]*([.B48] + [.$H$2]))" office:value-type="float" office:value="2.69066104118074" calcext:value-type="float">
            <text:p>2.69066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48" calcext:value-type="float">
            <text:p>48</text:p>
          </table:table-cell>
          <table:table-cell table:style-name="ce7" table:formula="of:=1+0.9 * SIN ([.$H$1]*[.B49])" office:value-type="float" office:value="1.71430107746424" calcext:value-type="float">
            <text:p>1.71430</text:p>
          </table:table-cell>
          <table:table-cell table:style-name="ce11" table:formula="of:=2+ 0.9 * SIN ([.$H$1]*([.B49] + [.$H$2]))" office:value-type="float" office:value="2.59667230707397" calcext:value-type="float">
            <text:p>2.59667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49" calcext:value-type="float">
            <text:p>49</text:p>
          </table:table-cell>
          <table:table-cell table:style-name="ce7" table:formula="of:=1+0.9 * SIN ([.$H$1]*[.B50])" office:value-type="float" office:value="1.78810004223359" calcext:value-type="float">
            <text:p>1.78810</text:p>
          </table:table-cell>
          <table:table-cell table:style-name="ce11" table:formula="of:=2+ 0.9 * SIN ([.$H$1]*([.B50] + [.$H$2]))" office:value-type="float" office:value="2.48928359929948" calcext:value-type="float">
            <text:p>2.48928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50" calcext:value-type="float">
            <text:p>50</text:p>
          </table:table-cell>
          <table:table-cell table:style-name="ce7" table:formula="of:=1+0.9 * SIN ([.$H$1]*[.B51])" office:value-type="float" office:value="1.84419997909727" calcext:value-type="float">
            <text:p>1.84420</text:p>
          </table:table-cell>
          <table:table-cell table:style-name="ce11" table:formula="of:=2+ 0.9 * SIN ([.$H$1]*([.B51] + [.$H$2]))" office:value-type="float" office:value="2.37090663671758" calcext:value-type="float">
            <text:p>2.37091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51" calcext:value-type="float">
            <text:p>51</text:p>
          </table:table-cell>
          <table:table-cell table:style-name="ce7" table:formula="of:=1+0.9 * SIN ([.$H$1]*[.B52])" office:value-type="float" office:value="1.88134100441758" calcext:value-type="float">
            <text:p>1.88134</text:p>
          </table:table-cell>
          <table:table-cell table:style-name="ce11" table:formula="of:=2+ 0.9 * SIN ([.$H$1]*([.B52] + [.$H$2]))" office:value-type="float" office:value="2.24419991070227" calcext:value-type="float">
            <text:p>2.24420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52" calcext:value-type="float">
            <text:p>52</text:p>
          </table:table-cell>
          <table:table-cell table:style-name="ce7" table:formula="of:=1+0.9 * SIN ([.$H$1]*[.B53])" office:value-type="float" office:value="1.89868901083714" calcext:value-type="float">
            <text:p>1.89869</text:p>
          </table:table-cell>
          <table:table-cell table:style-name="ce11" table:formula="of:=2+ 0.9 * SIN ([.$H$1]*([.B53] + [.$H$2]))" office:value-type="float" office:value="2.11200898115636" calcext:value-type="float">
            <text:p>2.11201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53" calcext:value-type="float">
            <text:p>53</text:p>
          </table:table-cell>
          <table:table-cell table:style-name="ce7" table:formula="of:=1+0.9 * SIN ([.$H$1]*[.B54])" office:value-type="float" office:value="1.89585439953186" calcext:value-type="float">
            <text:p>1.89585</text:p>
          </table:table-cell>
          <table:table-cell table:style-name="ce11" table:formula="of:=2+ 0.9 * SIN ([.$H$1]*([.B54] + [.$H$2]))" office:value-type="float" office:value="1.97730257137071" calcext:value-type="float">
            <text:p>1.97730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54" calcext:value-type="float">
            <text:p>54</text:p>
          </table:table-cell>
          <table:table-cell table:style-name="ce7" table:formula="of:=1+0.9 * SIN ([.$H$1]*[.B55])" office:value-type="float" office:value="1.87290082976058" calcext:value-type="float">
            <text:p>1.87290</text:p>
          </table:table-cell>
          <table:table-cell table:style-name="ce11" table:formula="of:=2+ 0.9 * SIN ([.$H$1]*([.B55] + [.$H$2]))" office:value-type="float" office:value="1.84310589689932" calcext:value-type="float">
            <text:p>1.84311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55" calcext:value-type="float">
            <text:p>55</text:p>
          </table:table-cell>
          <table:table-cell table:style-name="ce7" table:formula="of:=1+0.9 * SIN ([.$H$1]*[.B56])" office:value-type="float" office:value="1.83034378921541" calcext:value-type="float">
            <text:p>1.83034</text:p>
          </table:table-cell>
          <table:table-cell table:style-name="ce11" table:formula="of:=2+ 0.9 * SIN ([.$H$1]*([.B56] + [.$H$2]))" office:value-type="float" office:value="1.71243272573995" calcext:value-type="float">
            <text:p>1.71243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56" calcext:value-type="float">
            <text:p>56</text:p>
          </table:table-cell>
          <table:table-cell table:style-name="ce7" table:formula="of:=1+0.9 * SIN ([.$H$1]*[.B57])" office:value-type="float" office:value="1.76913901727945" calcext:value-type="float">
            <text:p>1.76914</text:p>
          </table:table-cell>
          <table:table-cell table:style-name="ce11" table:formula="of:=2+ 0.9 * SIN ([.$H$1]*([.B57] + [.$H$2]))" office:value-type="float" office:value="1.58821769560221" calcext:value-type="float">
            <text:p>1.58822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57" calcext:value-type="float">
            <text:p>57</text:p>
          </table:table-cell>
          <table:table-cell table:style-name="ce7" table:formula="of:=1+0.9 * SIN ([.$H$1]*[.B58])" office:value-type="float" office:value="1.69066104118074" calcext:value-type="float">
            <text:p>1.69066</text:p>
          </table:table-cell>
          <table:table-cell table:style-name="ce11" table:formula="of:=2+ 0.9 * SIN ([.$H$1]*([.B58] + [.$H$2]))" office:value-type="float" office:value="1.47325040827127" calcext:value-type="float">
            <text:p>1.47325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58" calcext:value-type="float">
            <text:p>58</text:p>
          </table:table-cell>
          <table:table-cell table:style-name="ce7" table:formula="of:=1+0.9 * SIN ([.$H$1]*[.B59])" office:value-type="float" office:value="1.59667230707397" calcext:value-type="float">
            <text:p>1.59667</text:p>
          </table:table-cell>
          <table:table-cell table:style-name="ce11" table:formula="of:=2+ 0.9 * SIN ([.$H$1]*([.B59] + [.$H$2]))" office:value-type="float" office:value="1.37011278116581" calcext:value-type="float">
            <text:p>1.37011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ROW()-1" office:value-type="float" office:value="59" calcext:value-type="float">
            <text:p>59</text:p>
          </table:table-cell>
          <table:table-cell table:style-name="ce7" table:formula="of:=1+0.9 * SIN ([.$H$1]*[.B60])" office:value-type="float" office:value="1.48928359929948" calcext:value-type="float">
            <text:p>1.48928</text:p>
          </table:table-cell>
          <table:table-cell table:style-name="ce11" table:formula="of:=2+ 0.9 * SIN ([.$H$1]*([.B60] + [.$H$2]))" office:value-type="float" office:value="1.2811210630391" calcext:value-type="float">
            <text:p>1.28112</text:p>
          </table:table-cell>
          <table:table-cell table:number-columns-repeated="12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21:46:56.769030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2:52:30.906539836</meta:creation-date>
    <dc:date>2015-09-07T21:56:06.882180630</dc:date>
    <meta:editing-duration>PT1H14M4S</meta:editing-duration>
    <meta:editing-cycles>11</meta:editing-cycles>
    <meta:generator>LibreOffice/4.2.8.2$Linux_x86 LibreOffice_project/420m0$Build-2</meta:generator>
    <meta:document-statistic meta:table-count="1" meta:cell-count="2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63cm" svg:height="8.214cm" xlink:href=".." xlink:type="simple" chart:class="chart:scatter" chart:style-name="ch1">
        <chart:plot-area chart:style-name="ch2" table:cell-range-address="Sheet1.B2:Sheet1.D60" svg:x="0.245cm" svg:y="0.164cm" svg:width="11.773cm" svg:height="7.886cm">
          <chartooo:coordinate-region svg:x="0.814cm" svg:y="0.495cm" svg:width="10.885cm" svg:height="6.6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0" chart:class="chart:scatter">
            <chart:domain table:cell-range-address="Sheet1.B2:Sheet1.B60"/>
            <chart:data-point chart:repeated="59"/>
          </chart:series>
          <chart:series chart:style-name="ch6" chart:values-cell-range-address="Sheet1.D2:Sheet1.D60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60</svg:desc>
                </draw:g>
              </table:table-cell>
              <table:table-cell office:value-type="float" office:value="1.13449431922624">
                <text:p>1.13449431922624</text:p>
                <draw:g>
                  <svg:desc>Sheet1.C2:Sheet1.C60</svg:desc>
                </draw:g>
              </table:table-cell>
              <table:table-cell office:value-type="float" office:value="2.89717852560853">
                <text:p>2.89717852560853</text:p>
                <draw:g>
                  <svg:desc>Sheet1.D2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02cm" svg:height="8.214cm" xlink:href=".." xlink:type="simple" chart:class="chart:scatter" chart:style-name="ch1">
        <chart:plot-area chart:style-name="ch2" table:cell-range-address="Sheet1.B2:Sheet1.D60" svg:x="0.174cm" svg:y="0.164cm" svg:width="8.354cm" svg:height="7.886cm">
          <chartooo:coordinate-region svg:x="0.743cm" svg:y="0.495cm" svg:width="7.466cm" svg:height="6.6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0" chart:class="chart:scatter">
            <chart:domain table:cell-range-address="Sheet1.B2:Sheet1.B60"/>
            <chart:data-point chart:repeated="59"/>
          </chart:series>
          <chart:series chart:style-name="ch6" chart:values-cell-range-address="Sheet1.D2:Sheet1.D60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60</svg:desc>
                </draw:g>
              </table:table-cell>
              <table:table-cell office:value-type="float" office:value="1.13449431922624">
                <text:p>1.13449431922624</text:p>
                <draw:g>
                  <svg:desc>Sheet1.C2:Sheet1.C60</svg:desc>
                </draw:g>
              </table:table-cell>
              <table:table-cell office:value-type="float" office:value="2.89717852560853">
                <text:p>2.89717852560853</text:p>
                <draw:g>
                  <svg:desc>Sheet1.D2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1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99cm" svg:height="8.262cm" xlink:href=".." xlink:type="simple" chart:class="chart:scatter" chart:style-name="ch1">
        <chart:plot-area chart:style-name="ch2" table:cell-range-address="Sheet1.N2:Sheet1.P31" svg:x="0.173cm" svg:y="0.165cm" svg:width="8.353cm" svg:height="7.932cm">
          <chartooo:coordinate-region svg:x="0.742cm" svg:y="0.497cm" svg:width="7.465cm" svg:height="6.68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31" chart:class="chart:scatter">
            <chart:domain table:cell-range-address="Sheet1.N2:Sheet1.N31"/>
            <chart:data-point chart:repeated="30"/>
          </chart:series>
          <chart:series chart:style-name="ch7" chart:values-cell-range-address="Sheet1.P2:Sheet1.P31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N2:Sheet1.N31</svg:desc>
                </draw:g>
              </table:table-cell>
              <table:table-cell office:value-type="float" office:value="1.13449431922624">
                <text:p>1.13449431922624</text:p>
                <draw:g>
                  <svg:desc>Sheet1.O2:Sheet1.O31</svg:desc>
                </draw:g>
              </table:table-cell>
              <table:table-cell office:value-type="float" office:value="2.89717852560853">
                <text:p>2.89717852560853</text:p>
                <draw:g>
                  <svg:desc>Sheet1.P2:Sheet1.P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